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int lineNumber , int colNumbe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seException.ParseException( String message , int lineNumber , int colNumbe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Exception.ParseException( String message , Throwable rootCause , int lineNumber , int colNumbe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Exception.ParseException( Throwable rootCause , int lineNumber , int colNumbe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Exce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